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d2e1" officeooo:paragraph-rsid="001fd2e1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1fd2e1" officeooo:paragraph-rsid="001fd2e1" style:font-size-asian="10.5pt" style:font-size-complex="12pt"/>
    </style:style>
    <style:style style:name="T1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ecommender systems in cinema entertainment</text:span></text:p>
      <text:p text:style-name="P1"><text:span text:style-name="T1"/></text:p>
      <text:p text:style-name="P2">With the sudden rise of streaming as the primary source of monetisation stemming from the cinema entertainment industr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3:26:11.862931558</meta:creation-date>
    <dc:date>2024-09-30T13:40:12.495260052</dc:date>
    <meta:editing-duration>PT3M50S</meta:editing-duration>
    <meta:editing-cycles>1</meta:editing-cycles>
    <meta:document-statistic meta:table-count="0" meta:image-count="0" meta:object-count="0" meta:page-count="1" meta:paragraph-count="2" meta:word-count="23" meta:character-count="162" meta:non-whitespace-character-count="141"/>
    <meta:generator>LibreOffice/7.3.7.2$Linux_X86_64 LibreOffice_project/30$Build-2</meta:generator>
  </office:meta>
</office:document-meta>
</file>